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華康粗圓體" svg:font-family="華康粗圓體" style:font-family-generic="modern" style:font-pitch="fixed" svg:panose-1="2 15 7 9 0 0 0 0 0 0"/>
    <style:font-face style:name="Wingdings" style:font-charset="x-symbol" svg:font-family="Wingdings" style:font-family-generic="system" style:font-pitch="variable" svg:panose-1="5 0 0 0 0 0 0 0 0 0"/>
    <style:font-face style:name="華康細圓體" svg:font-family="華康細圓體" style:font-family-generic="modern" style:font-pitch="fixed" svg:panose-1="2 15 3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333in" text:min-label-width="0.2812in" text:list-level-position-and-space-mode="label-alignment">
          <style:list-level-label-alignment text:label-followed-by="listtab" fo:margin-left="0.6145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format="1" text:start-value="500">
        <style:list-level-properties text:space-before="0.0784in" text:min-label-width="0.4166in" text:list-level-position-and-space-mode="label-alignment">
          <style:list-level-label-alignment text:label-followed-by="listtab" fo:margin-left="0.4951in" fo:text-indent="-0.4166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※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  <style:text-properties style:font-name="標楷體"/>
      </text:list-level-style-bullet>
      <text:list-level-style-bullet text:level="2" text:style-name="WW_CharLFO7LVL2" text:bullet-char="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suffix="、" style:num-format="一, 十, 一百(繁), ...">
        <style:list-level-properties text:space-before="0.125in" text:min-label-width="0.2812in" text:list-level-position-and-space-mode="label-alignment">
          <style:list-level-label-alignment text:label-followed-by="listtab" fo:margin-left="0.4062in" fo:text-indent="-0.2812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9">
      <text:list-level-style-number text:level="1" text:style-name="WW_CharLFO9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</text:list-style>
    <text:list-style style:name="LFO15">
      <text:list-level-style-number text:level="1" style:num-suffix="、" style:num-format="一, 十, 一百(繁), ...">
        <style:list-level-properties text:space-before="0.8333in" text:min-label-width="0.2833in" text:list-level-position-and-space-mode="label-alignment">
          <style:list-level-label-alignment text:label-followed-by="listtab" fo:margin-left="1.1166in" fo:text-indent="-0.2833in"/>
        </style:list-level-properties>
      </text:list-level-style-number>
      <text:list-level-style-number text:level="2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text:style-name="WW_CharLFO19LVL1" style:num-suffix="、" style:num-format="一, 十, 一百(繁), ...">
        <style:list-level-properties text:space-before="1in" text:min-label-width="0.3in" text:list-level-position-and-space-mode="label-alignment">
          <style:list-level-label-alignment text:label-followed-by="listtab" fo:margin-left="1.3in" fo:text-indent="-0.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2">
      <text:list-level-style-bullet text:level="1" text:style-name="WW_CharLFO22LVL1" text:bullet-char="□">
        <style:list-level-properties text:space-before="0.2666in" text:min-label-width="0.3916in" text:list-level-position-and-space-mode="label-alignment">
          <style:list-level-label-alignment text:label-followed-by="listtab" fo:margin-left="0.6583in" fo:text-indent="-0.3916in"/>
        </style:list-level-properties>
        <style:text-properties style:font-name="標楷體"/>
      </text:list-level-style-bullet>
      <text:list-level-style-bullet text:level="2" text:style-name="WW_CharLFO22LVL2" text:bullet-char="">
        <style:list-level-properties text:space-before="0.6in" text:min-label-width="0.3333in" text:list-level-position-and-space-mode="label-alignment">
          <style:list-level-label-alignment text:label-followed-by="listtab" fo:margin-left="0.9333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9333in" text:min-label-width="0.3333in" text:list-level-position-and-space-mode="label-alignment">
          <style:list-level-label-alignment text:label-followed-by="listtab" fo:margin-left="1.2666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.2666in" text:min-label-width="0.3333in" text:list-level-position-and-space-mode="label-alignment">
          <style:list-level-label-alignment text:label-followed-by="listtab" fo:margin-left="1.6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6in" text:min-label-width="0.3333in" text:list-level-position-and-space-mode="label-alignment">
          <style:list-level-label-alignment text:label-followed-by="listtab" fo:margin-left="1.9333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9333in" text:min-label-width="0.3333in" text:list-level-position-and-space-mode="label-alignment">
          <style:list-level-label-alignment text:label-followed-by="listtab" fo:margin-left="2.2666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.2666in" text:min-label-width="0.3333in" text:list-level-position-and-space-mode="label-alignment">
          <style:list-level-label-alignment text:label-followed-by="listtab" fo:margin-left="2.6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6in" text:min-label-width="0.3333in" text:list-level-position-and-space-mode="label-alignment">
          <style:list-level-label-alignment text:label-followed-by="listtab" fo:margin-left="2.9333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9333in" text:min-label-width="0.3333in" text:list-level-position-and-space-mode="label-alignment">
          <style:list-level-label-alignment text:label-followed-by="listtab" fo:margin-left="3.2666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in" text:min-label-width="0.2833in" text:list-level-position-and-space-mode="label-alignment">
          <style:list-level-label-alignment text:label-followed-by="listtab" fo:margin-left="0.2833in" fo:text-indent="-0.28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line-height="0.1666in" fo:margin-right="0.4236in"/>
      <style:text-properties style:font-name="新細明體" style:font-name-complex="細明體" fo:font-size="8pt" style:font-size-asian="8pt" style:font-size-complex="8pt"/>
    </style:style>
    <style:style style:name="TableColumn3" style:family="table-column">
      <style:table-column-properties style:column-width="0.9854in" style:use-optimal-column-width="false"/>
    </style:style>
    <style:style style:name="TableColumn4" style:family="table-column">
      <style:table-column-properties style:column-width="1.034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7847in" style:use-optimal-column-width="false"/>
    </style:style>
    <style:style style:name="TableColumn7" style:family="table-column">
      <style:table-column-properties style:column-width="1.0319in" style:use-optimal-column-width="false"/>
    </style:style>
    <style:style style:name="TableColumn8" style:family="table-column">
      <style:table-column-properties style:column-width="0.0534in" style:use-optimal-column-width="false"/>
    </style:style>
    <style:style style:name="TableColumn9" style:family="table-column">
      <style:table-column-properties style:column-width="1.0958in" style:use-optimal-column-width="false"/>
    </style:style>
    <style:style style:name="TableColumn10" style:family="table-column">
      <style:table-column-properties style:column-width="1.4638in" style:use-optimal-column-width="false"/>
    </style:style>
    <style:style style:name="Table2" style:family="table">
      <style:table-properties style:width="7.2854in" fo:margin-left="-0.2208in" table:align="left"/>
    </style:style>
    <style:style style:name="TableRow11" style:family="table-row">
      <style:table-row-properties style:min-row-height="0.5006in" style:use-optimal-row-height="false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center" fo:line-height="0.2638in"/>
    </style:style>
    <style:style style:name="T14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" style:parent-style-name="內文" style:family="paragraph">
      <style:paragraph-properties fo:text-align="end" fo:line-height="0.1666in" fo:margin-right="-0.068in"/>
      <style:text-properties fo:font-size="10pt" style:font-size-asian="10pt" style:font-size-complex="10pt"/>
    </style:style>
    <style:style style:name="T1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7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P18" style:parent-style-name="內文" style:family="paragraph">
      <style:paragraph-properties fo:text-align="center"/>
    </style:style>
    <style:style style:name="T19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/>
    </style:style>
    <style:style style:name="T21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/>
    </style:style>
    <style:style style:name="TableRow22" style:family="table-row">
      <style:table-row-properties style:min-row-height="0.443in" style:use-optimal-row-height="false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text-properties style:font-name="標楷體" style:font-name-asian="標楷體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text-properties style:font-name="標楷體" style:font-name-asian="標楷體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center" fo:margin-left="-0.0701in" fo:margin-right="-0.075in">
        <style:tab-stops/>
      </style:paragraph-properties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fo:text-align="center"/>
      <style:text-properties style:font-name="標楷體" style:font-name-asian="標楷體"/>
    </style:style>
    <style:style style:name="TableRow35" style:family="table-row">
      <style:table-row-properties style:min-row-height="0.6229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text-properties style:font-name="標楷體" style:font-name-asian="標楷體" fo:font-weight="bold" style:font-weight-asian="bold"/>
    </style:style>
    <style:style style:name="T40" style:parent-style-name="預設段落字型" style:family="text">
      <style:text-properties style:font-name="標楷體" style:font-name-asian="標楷體" fo:font-weight="bold" style:font-weight-asian="bold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text-properties style:font-name="標楷體" style:font-name-asian="標楷體"/>
    </style:style>
    <style:style style:name="TableRow45" style:family="table-row">
      <style:table-row-properties style:min-row-height="0.3902in" style:use-optimal-row-height="false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justify"/>
      <style:text-properties style:font-name="標楷體" style:font-name-asian="標楷體"/>
    </style:style>
    <style:style style:name="TableRow50" style:family="table-row">
      <style:table-row-properties style:min-row-height="0.4687in" style:use-optimal-row-height="false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line-height="0.319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text-align="start" fo:line-height="0.3194in"/>
      <style:text-properties style:font-name="標楷體" style:font-name-asian="標楷體" fo:font-size="14pt" style:font-size-asian="14pt" style:font-size-complex="14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end" fo:line-height="0.3194in"/>
      <style:text-properties style:font-name="標楷體" style:font-name-asian="標楷體" fo:font-size="14pt" style:font-size-asian="14pt" style:font-size-complex="14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start" fo:line-height="0.3194in" fo:margin-left="-0.0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end" fo:line-height="0.3194in" fo:margin-left="0.2861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Row61" style:family="table-row">
      <style:table-row-properties style:min-row-height="0.6625in" style:use-optimal-row-height="false"/>
    </style:style>
    <style:style style:name="TableCell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line-height="0.319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6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line-height="0.3472in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-asian="標楷體"/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1" style:parent-style-name="預設段落字型" style:family="text">
      <style:text-properties style:font-name-asian="標楷體"/>
    </style:style>
    <style:style style:name="T7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3" style:parent-style-name="預設段落字型" style:family="text">
      <style:text-properties style:font-name-asian="標楷體"/>
    </style:style>
    <style:style style:name="T7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5" style:parent-style-name="預設段落字型" style:family="text">
      <style:text-properties style:font-name-asian="標楷體"/>
    </style:style>
    <style:style style:name="P76" style:parent-style-name="內文" style:family="paragraph">
      <style:paragraph-properties fo:text-align="justify" fo:line-height="0.3472in" fo:margin-left="-0.0631in">
        <style:tab-stops/>
      </style:paragraph-properties>
    </style:style>
    <style:style style:name="T77" style:parent-style-name="預設段落字型" style:family="text">
      <style:text-properties style:font-name-asian="標楷體"/>
    </style:style>
    <style:style style:name="T78" style:parent-style-name="預設段落字型" style:family="text">
      <style:text-properties style:font-name-asian="標楷體" fo:font-weight="bold" style:font-weight-asian="bold"/>
    </style:style>
    <style:style style:name="T79" style:parent-style-name="預設段落字型" style:family="text">
      <style:text-properties style:font-name-asian="標楷體" fo:font-weight="bold" style:font-weight-asian="bold"/>
    </style:style>
    <style:style style:name="T80" style:parent-style-name="預設段落字型" style:family="text">
      <style:text-properties style:font-name-asian="標楷體" fo:font-weight="bold" style:font-weight-asian="bold"/>
    </style:style>
    <style:style style:name="T81" style:parent-style-name="預設段落字型" style:family="text">
      <style:text-properties style:font-name-asian="標楷體"/>
    </style:style>
    <style:style style:name="TableRow82" style:family="table-row">
      <style:table-row-properties style:min-row-height="0.377in" style:use-optimal-row-height="false"/>
    </style:style>
    <style:style style:name="TableCell8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center" fo:line-height="0.3194in"/>
    </style:style>
    <style:style style:name="T8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weight="bold" style:font-weight-asian="bold"/>
    </style:style>
    <style:style style:name="T87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T88" style:parent-style-name="預設段落字型" style:family="text">
      <style:text-properties style:font-name-asian="標楷體" fo:font-size="13pt" style:font-size-asian="13pt" style:font-size-complex="13pt"/>
    </style:style>
    <style:style style:name="T89" style:parent-style-name="預設段落字型" style:family="text">
      <style:text-properties style:font-name-asian="標楷體" fo:font-size="13pt" style:font-size-asian="13pt" style:font-size-complex="13pt"/>
    </style:style>
    <style:style style:name="T90" style:parent-style-name="預設段落字型" style:family="text">
      <style:text-properties style:font-name-asian="標楷體" fo:font-size="13pt" style:font-size-asian="13pt" style:font-size-complex="13pt"/>
    </style:style>
    <style:style style:name="TableRow91" style:family="table-row">
      <style:table-row-properties style:min-row-height="0.377in" style:use-optimal-row-height="false"/>
    </style:style>
    <style:style style:name="TableCell9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9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fo:text-align="center" fo:margin-left="-0.075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Row96" style:family="table-row">
      <style:table-row-properties style:min-row-height="0.3777in"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/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/>
      <style:text-properties style:font-name-asian="標楷體"/>
    </style:style>
    <style:style style:name="TableRow101" style:family="table-row">
      <style:table-row-properties style:min-row-height="0.3777in" style:use-optimal-row-height="false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/>
      <style:text-properties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/>
      <style:text-properties style:font-name-asian="標楷體"/>
    </style:style>
    <style:style style:name="TableRow106" style:family="table-row">
      <style:table-row-properties style:min-row-height="0.3777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/>
      <style:text-properties style:font-name-asian="標楷體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/>
      <style:text-properties style:font-name-asian="標楷體"/>
    </style:style>
    <style:style style:name="TableRow111" style:family="table-row">
      <style:table-row-properties style:min-row-height="0.3777in"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/>
      <style:text-properties style:font-name-asian="標楷體"/>
    </style:style>
    <style:style style:name="TableRow116" style:family="table-row">
      <style:table-row-properties style:min-row-height="0.3777in"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/>
      <style:text-properties style:font-name-asian="標楷體"/>
    </style:style>
    <style:style style:name="TableRow121" style:family="table-row">
      <style:table-row-properties style:min-row-height="0.3777in" style:use-optimal-row-height="false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-asian="標楷體"/>
    </style:style>
    <style:style style:name="TableRow126" style:family="table-row">
      <style:table-row-properties style:min-row-height="0.3777in" style:use-optimal-row-height="false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/>
      <style:text-properties style:font-name-asian="標楷體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/>
      <style:text-properties style:font-name-asian="標楷體"/>
    </style:style>
    <style:style style:name="TableRow131" style:family="table-row">
      <style:table-row-properties style:min-row-height="0.3777in"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/>
      <style:text-properties style:font-name-asian="標楷體"/>
    </style:style>
    <style:style style:name="TableRow136" style:family="table-row">
      <style:table-row-properties style:min-row-height="0.3777in" style:use-optimal-row-height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/>
      <style:text-properties style:font-name-asian="標楷體"/>
    </style:style>
    <style:style style:name="TableRow141" style:family="table-row">
      <style:table-row-properties style:min-row-height="0.3777in" style:use-optimal-row-height="false"/>
    </style:style>
    <style:style style:name="TableCell1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/>
      <style:text-properties style:font-name-asian="標楷體"/>
    </style:style>
    <style:style style:name="TableCell1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/>
      <style:text-properties style:font-name-asian="標楷體"/>
    </style:style>
    <style:style style:name="P146" style:parent-style-name="內文" style:family="paragraph">
      <style:paragraph-properties fo:margin-top="0.125in"/>
      <style:text-properties style:font-name-asian="標楷體" fo:font-weight="bold" style:font-weight-asian="bold"/>
    </style:style>
    <style:style style:name="P147" style:parent-style-name="內文" style:family="paragraph">
      <style:text-properties style:font-name-asian="標楷體" fo:font-weight="bold" style:font-weight-asian="bold"/>
    </style:style>
    <style:style style:name="P148" style:parent-style-name="內文" style:family="paragraph">
      <style:paragraph-properties fo:text-align="start" fo:margin-left="0.5861in" fo:margin-right="-0.2951in" fo:text-indent="-0.9791in">
        <style:tab-stops>
          <style:tab-stop style:type="left" style:position="-0.0861in"/>
        </style:tab-stops>
      </style:paragraph-properties>
    </style:style>
    <style:style style:name="T149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0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4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5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6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60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63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66" style:parent-style-name="預設段落字型" style:family="text">
      <style:text-properties style:font-name-asian="標楷體" fo:font-weight="bold" style:font-weight-asian="bold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 table:number-columns-spanned="8">
              <text:p text:style-name="P13"><text:span text:style-name="T14"><draw:frame draw:z-index="251657216" draw:id="id0" draw:style-name="a0" draw:name="Text Box 2" text:anchor-type="paragraph" svg:x="5.66042in" svg:y="0.27083in" svg:width="1.5625in" svg:height="0.47569in" style:rel-width="scale" style:rel-height="scale"><draw:text-box><text:p text:style-name="P15"/></draw:text-box><svg:title/><svg:desc/></draw:frame></text:span><text:span text:style-name="T16">國立彰化師範大學<text:s/></text:span><text:span text:style-name="T17">資訊工程學系</text:span></text:p>
              <text:p text:style-name="P18"><text:span text:style-name="T19">109</text:span><text:span text:style-name="T20">學年度碩士班考試入學</text:span><text:span text:style-name="T21"><text:s/>考生資料表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22">
          <table:table-cell table:style-name="TableCell23">
            <text:p text:style-name="P24">姓 <text:s/>名</text:p>
          </table:table-cell>
          <table:table-cell table:style-name="TableCell25" table:number-columns-spanned="2">
            <text:p text:style-name="P26"/>
          </table:table-cell>
          <table:covered-table-cell/>
          <table:table-cell table:style-name="TableCell27">
            <text:p text:style-name="P28">性 別</text:p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>出生年月日</text:p>
          </table:table-cell>
          <table:covered-table-cell/>
          <table:table-cell table:style-name="TableCell33">
            <text:p text:style-name="P34"><text:s text:c="2"/>年 <text:s text:c="2"/>月 <text:s text:c="2"/>日</text:p>
          </table:table-cell>
        </table:table-row>
        <table:table-row table:style-name="TableRow35">
          <table:table-cell table:style-name="TableCell36">
            <text:p text:style-name="P37">電 <text:s/>話</text:p>
          </table:table-cell>
          <table:table-cell table:style-name="TableCell38" table:number-columns-spanned="2">
            <text:p text:style-name="P39">(手機)</text:p>
            <text:p text:style-name="內文"><text:span text:style-name="T40">(住家)</text:span></text:p>
          </table:table-cell>
          <table:covered-table-cell/>
          <table:table-cell table:style-name="TableCell41">
            <text:p text:style-name="P42">e-mail</text:p>
          </table:table-cell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住家地址</text:p>
          </table:table-cell>
          <table:table-cell table:style-name="TableCell48" table:number-columns-spanned="7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學 <text:s/>歷</text:p>
          </table:table-cell>
          <table:table-cell table:style-name="TableCell53">
            <text:p text:style-name="P54">大學系別</text:p>
          </table:table-cell>
          <table:table-cell table:style-name="TableCell55" table:number-columns-spanned="4">
            <text:p text:style-name="P56">大學 <text:s text:c="6"/><text:s text:c="2"/>系</text:p>
          </table:table-cell>
          <table:covered-table-cell/>
          <table:covered-table-cell/>
          <table:covered-table-cell/>
          <table:table-cell table:style-name="TableCell57">
            <text:p text:style-name="P58">(預計)畢業日期</text:p>
          </table:table-cell>
          <table:table-cell table:style-name="TableCell59">
            <text:p text:style-name="P60">年 <text:s text:c="3"/>月</text:p>
          </table:table-cell>
        </table:table-row>
        <table:table-row table:style-name="TableRow61">
          <table:table-cell table:style-name="TableCell62">
            <text:p text:style-name="P63">大學成績</text:p>
          </table:table-cell>
          <table:table-cell table:style-name="TableCell64" table:number-columns-spanned="7">
            <text:p text:style-name="P65"><text:span text:style-name="T66">班上第</text:span><text:span text:style-name="T67"><text:s text:c="5"/></text:span><text:span text:style-name="T68">名（全班人數</text:span><text:span text:style-name="T69"><text:s/></text:span><text:span text:style-name="T70"><text:s text:c="4"/></text:span><text:span text:style-name="T71">人）或系上第</text:span><text:span text:style-name="T72"><text:s text:c="5"/></text:span><text:span text:style-name="T73">名（全系人數</text:span><text:span text:style-name="T74"><text:s text:c="5"/></text:span><text:span text:style-name="T75">人）</text:span></text:p>
            <text:p text:style-name="P76"><text:span text:style-name="T77">※請附大學成績單正本，</text:span><text:span text:style-name="T78">可請</text:span><text:span text:style-name="T79"><text:s/></text:span><text:span text:style-name="T80">校方註明班（系）上總人數及排名</text:span><text:span text:style-name="T81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8">
            <text:p text:style-name="P84"><text:span text:style-name="T85">特殊優秀表現</text:span><text:span text:style-name="T86">(ex:外語能力、證照、經歷、競賽、論文發表等)</text:span><text:span text:style-name="T87"><text:s/></text:span><text:span text:style-name="T88">(</text:span><text:span text:style-name="T89">請附影本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>日期</text:p>
          </table:table-cell>
          <table:table-cell table:style-name="TableCell94" table:number-columns-spanned="7">
            <text:p text:style-name="P95">優秀表現事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/>
          </table:table-cell>
          <table:table-cell table:style-name="TableCell99" table:number-columns-spanned="7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7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7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 table:number-columns-spanned="7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 table:number-columns-spanned="7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 table:number-columns-spanned="7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7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 table:number-columns-spanned="7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 table:number-columns-spanned="7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 table:number-columns-spanned="7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6">*1.資料表內各項表格不足者可自行增加。</text:p>
      <text:p text:style-name="P147">*2.繳交之審核相關文件資料，本所概不退還。</text:p>
      <text:p text:style-name="P148"><text:span text:style-name="T149">填寫人：</text:span><text:span text:style-name="T150"><text:s text:c="11"/></text:span><text:span text:style-name="T151"><text:s text:c="2"/></text:span><text:span text:style-name="T152"><text:s text:c="3"/></text:span><text:span text:style-name="T153">（</text:span><text:span text:style-name="T154">親自</text:span><text:span text:style-name="T155">簽名）</text:span><text:span text:style-name="T156"><text:s text:c="2"/></text:span><text:span text:style-name="T157"><text:s/></text:span><text:span text:style-name="T158"><text:s/></text:span><text:span text:style-name="T159">年</text:span><text:span text:style-name="T160"><text:s text:c="2"/></text:span><text:span text:style-name="T161"><text:s/></text:span><text:span text:style-name="T162">月</text:span><text:span text:style-name="T163"><text:s text:c="2"/></text:span><text:span text:style-name="T164"><text:s/></text:span><text:span text:style-name="T165">日，</text:span><text:span text:style-name="T166">證明以上所填寫資料均屬實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華康粗圓體" svg:font-family="華康粗圓體" style:font-family-generic="modern" style:font-pitch="fixed" svg:panose-1="2 15 7 9 0 0 0 0 0 0"/>
    <style:font-face style:name="Wingdings" style:font-charset="x-symbol" svg:font-family="Wingdings" style:font-family-generic="system" style:font-pitch="variable" svg:panose-1="5 0 0 0 0 0 0 0 0 0"/>
    <style:font-face style:name="華康細圓體" svg:font-family="華康細圓體" style:font-family-generic="modern" style:font-pitch="fixed" svg:panose-1="2 15 3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標楷體" style:font-name-asian="標楷體" fo:font-size="10pt" style:font-size-asian="10pt" style:font-size-complex="10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標楷體" style:font-name-asian="標楷體" fo:font-size="10pt" style:font-size-asian="10pt" style:font-size-complex="10pt"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size-complex="10pt" fo:hyphenate="false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本文縮排" style:display-name="本文縮排" style:family="paragraph" style:parent-style-name="內文">
      <style:paragraph-properties fo:line-height="0.1875in" fo:margin-left="0.1611in" fo:text-indent="-0.1611in">
        <style:tab-stops/>
      </style:paragraph-properties>
      <style:text-properties style:font-name="細明體" style:font-name-asian="細明體" style:font-size-complex="10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區塊文字" style:display-name="區塊文字" style:family="paragraph" style:parent-style-name="內文">
      <style:paragraph-properties fo:margin-left="0.3611in" fo:margin-right="0.0395in" fo:text-indent="-0.3611in">
        <style:tab-stops/>
      </style:paragraph-properties>
      <style:text-properties style:font-name-asian="標楷體" fo:color="#000000" fo:font-size="13pt" style:font-size-asian="13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註解參照" style:display-name="註解參照" style:family="text">
      <style:text-properties fo:font-size="9pt" style:font-size-asian="9pt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字元1" style:display-name="字元1" style:family="paragraph" style:parent-style-name="內文" style:auto-update="true">
      <style:paragraph-properties fo:widows="2" fo:orphans="2" fo:margin-bottom="0.1111in" fo:line-height="0.1666in"/>
      <style:text-properties style:font-name="Verdana" fo:color="#222288" style:letter-kerning="false" fo:font-size="10pt" style:font-size-asian="10pt" style:font-size-complex="10pt" style:language-asian="zh" style:country-asian="CN" style:language-complex="hi" style:country-complex="IN" fo:hyphenate="false"/>
    </style:style>
    <style:style style:name="已查閱的超連結" style:display-name="已查閱的超連結" style:family="text" style:parent-style-name="預設段落字型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華康粗圓體" style:font-name-asian="華康粗圓體" fo:font-weight="normal" style:font-weight-asian="normal" fo:font-style="normal" style:font-style-asian="normal" fo:letter-spacing="normal" style:text-scale="100%" style:text-position="super 100%"/>
    </style:style>
    <style:style style:name="WW_CharLFO2LVL1" style:family="text">
      <style:text-properties fo:font-size="10pt" style:font-size-asian="10pt"/>
    </style:style>
    <style:style style:name="WW_CharLFO3LVL1" style:family="text">
      <style:text-properties fo:font-size="10pt" style:font-size-asian="10pt"/>
    </style:style>
    <style:style style:name="WW_CharLFO4LVL1" style:family="text">
      <style:text-properties style:font-name="標楷體" style:font-name-asian="標楷體"/>
    </style:style>
    <style:style style:name="WW_CharLFO6LVL1" style:family="text">
      <style:text-properties style:font-name="標楷體" style:font-name-asian="標楷體" fo:font-weight="normal" style:font-weight-asian="normal" fo:font-style="normal" style:font-style-asian="normal" fo:letter-spacing="normal" style:text-scale="100%" style:text-position="super 100%"/>
    </style:style>
    <style:style style:name="WW_CharLFO7LVL1" style:family="text">
      <style:text-properties style:font-name="標楷體" style:font-name-asian="標楷體" style:font-name-complex="Times New Roman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標楷體" style:font-name-asian="標楷體" fo:font-weight="normal" style:font-weight-asian="normal" fo:font-style="normal" style:font-style-asian="normal" fo:letter-spacing="normal" style:text-scale="100%" style:text-position="super 100%"/>
    </style:style>
    <style:style style:name="WW_CharLFO10LVL1" style:family="text">
      <style:text-properties style:font-name="華康細圓體" style:font-name-asian="華康細圓體" fo:font-weight="normal" style:font-weight-asian="normal" fo:font-style="normal" style:font-style-asian="normal" fo:letter-spacing="normal" style:text-scale="100%" style:text-position="super 100%"/>
    </style:style>
    <style:style style:name="WW_CharLFO11LVL1" style:family="text">
      <style:text-properties style:font-name="華康粗圓體" style:font-name-asian="華康粗圓體" fo:font-weight="normal" style:font-weight-asian="normal" fo:font-style="normal" style:font-style-asian="normal" fo:letter-spacing="normal" style:text-scale="100%" style:text-position="super 100%"/>
    </style:style>
    <style:style style:name="WW_CharLFO12LVL1" style:family="text">
      <style:text-properties style:font-name="華康粗圓體" style:font-name-asian="華康粗圓體" fo:font-weight="normal" style:font-weight-asian="normal" fo:font-style="normal" style:font-style-asian="normal" fo:letter-spacing="normal" style:text-scale="100%" style:text-position="super 100%"/>
    </style:style>
    <style:style style:name="WW_CharLFO19LVL1" style:family="text">
      <style:text-properties fo:language="en" fo:country="US"/>
    </style:style>
    <style:style style:name="WW_CharLFO22LVL1" style:family="text">
      <style:text-properties style:font-name="標楷體" style:font-name-asian="標楷體" style:font-name-complex="Times New Roman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333in" text:min-label-width="0.2812in" text:list-level-position-and-space-mode="label-alignment">
          <style:list-level-label-alignment text:label-followed-by="listtab" fo:margin-left="0.6145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format="1" text:start-value="500">
        <style:list-level-properties text:space-before="0.0784in" text:min-label-width="0.4166in" text:list-level-position-and-space-mode="label-alignment">
          <style:list-level-label-alignment text:label-followed-by="listtab" fo:margin-left="0.4951in" fo:text-indent="-0.4166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※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  <style:text-properties style:font-name="標楷體"/>
      </text:list-level-style-bullet>
      <text:list-level-style-bullet text:level="2" text:style-name="WW_CharLFO7LVL2" text:bullet-char="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suffix="、" style:num-format="一, 十, 一百(繁), ...">
        <style:list-level-properties text:space-before="0.125in" text:min-label-width="0.2812in" text:list-level-position-and-space-mode="label-alignment">
          <style:list-level-label-alignment text:label-followed-by="listtab" fo:margin-left="0.4062in" fo:text-indent="-0.2812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9">
      <text:list-level-style-number text:level="1" text:style-name="WW_CharLFO9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75in" text:min-label-width="0.2812in" text:list-level-position-and-space-mode="label-alignment">
          <style:list-level-label-alignment text:label-followed-by="listtab" fo:margin-left="0.6562in" fo:text-indent="-0.281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</text:list-style>
    <text:list-style style:name="LFO15">
      <text:list-level-style-number text:level="1" style:num-suffix="、" style:num-format="一, 十, 一百(繁), ...">
        <style:list-level-properties text:space-before="0.8333in" text:min-label-width="0.2833in" text:list-level-position-and-space-mode="label-alignment">
          <style:list-level-label-alignment text:label-followed-by="listtab" fo:margin-left="1.1166in" fo:text-indent="-0.2833in"/>
        </style:list-level-properties>
      </text:list-level-style-number>
      <text:list-level-style-number text:level="2" style:num-suffix="、" style:num-format="甲, 乙, 丙, ...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4" style:num-suffix="." style:num-format="1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text:style-name="WW_CharLFO19LVL1" style:num-suffix="、" style:num-format="一, 十, 一百(繁), ...">
        <style:list-level-properties text:space-before="1in" text:min-label-width="0.3in" text:list-level-position-and-space-mode="label-alignment">
          <style:list-level-label-alignment text:label-followed-by="listtab" fo:margin-left="1.3in" fo:text-indent="-0.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2">
      <text:list-level-style-bullet text:level="1" text:style-name="WW_CharLFO22LVL1" text:bullet-char="□">
        <style:list-level-properties text:space-before="0.2666in" text:min-label-width="0.3916in" text:list-level-position-and-space-mode="label-alignment">
          <style:list-level-label-alignment text:label-followed-by="listtab" fo:margin-left="0.6583in" fo:text-indent="-0.3916in"/>
        </style:list-level-properties>
        <style:text-properties style:font-name="標楷體"/>
      </text:list-level-style-bullet>
      <text:list-level-style-bullet text:level="2" text:style-name="WW_CharLFO22LVL2" text:bullet-char="">
        <style:list-level-properties text:space-before="0.6in" text:min-label-width="0.3333in" text:list-level-position-and-space-mode="label-alignment">
          <style:list-level-label-alignment text:label-followed-by="listtab" fo:margin-left="0.9333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9333in" text:min-label-width="0.3333in" text:list-level-position-and-space-mode="label-alignment">
          <style:list-level-label-alignment text:label-followed-by="listtab" fo:margin-left="1.2666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.2666in" text:min-label-width="0.3333in" text:list-level-position-and-space-mode="label-alignment">
          <style:list-level-label-alignment text:label-followed-by="listtab" fo:margin-left="1.6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6in" text:min-label-width="0.3333in" text:list-level-position-and-space-mode="label-alignment">
          <style:list-level-label-alignment text:label-followed-by="listtab" fo:margin-left="1.9333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9333in" text:min-label-width="0.3333in" text:list-level-position-and-space-mode="label-alignment">
          <style:list-level-label-alignment text:label-followed-by="listtab" fo:margin-left="2.2666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.2666in" text:min-label-width="0.3333in" text:list-level-position-and-space-mode="label-alignment">
          <style:list-level-label-alignment text:label-followed-by="listtab" fo:margin-left="2.6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6in" text:min-label-width="0.3333in" text:list-level-position-and-space-mode="label-alignment">
          <style:list-level-label-alignment text:label-followed-by="listtab" fo:margin-left="2.9333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9333in" text:min-label-width="0.3333in" text:list-level-position-and-space-mode="label-alignment">
          <style:list-level-label-alignment text:label-followed-by="listtab" fo:margin-left="3.2666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in" text:min-label-width="0.2833in" text:list-level-position-and-space-mode="label-alignment">
          <style:list-level-label-alignment text:label-followed-by="listtab" fo:margin-left="0.2833in" fo:text-indent="-0.28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0.7875in" fo:margin-bottom="0.6888in" fo:margin-right="0.7875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16in"/>
      </style:header-style>
      <style:footer-style>
        <style:header-footer-properties style:dynamic-spacing="true" fo:min-height="-0.3145in"/>
      </style:footer-style>
    </style:page-layout>
  </office:automatic-styles>
  <office:master-styles>
    <style:master-page style:name="MP0" style:page-layout-name="PL0">
      <style:header>
        <text:p text:style-name="頁首"/>
      </style:header>
      <style:header-left>
        <text:p text:style-name="頁首"/>
      </style:header-left>
      <style:footer>
        <text:p text:style-name="頁尾"/>
      </style:footer>
      <style:footer-left>
        <text:p text:style-name="頁尾"/>
      </style:footer-left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95碩甄簡章</dc:title>
    <meta:initial-creator>user</meta:initial-creator>
    <dc:creator>user</dc:creator>
    <meta:creation-date>2020-03-04T01:38:00Z</meta:creation-date>
    <dc:date>2020-03-04T01:39:00Z</dc:date>
    <meta:print-date>2017-12-04T01:00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60" meta:character-count="401" meta:row-count="2" meta:non-whitespace-character-count="342"/>
  </office:meta>
</office:document-meta>
</file>